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782cm"/>
    </style:style>
    <style:style style:name="co2" style:family="table-column">
      <style:table-column-properties fo:break-before="auto" style:column-width="6.2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ce2" style:family="table-cell" style:parent-style-name="Default" style:data-style-name="N11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09cm" svg:height="10.177cm" svg:x="33.333cm" svg:y="23.463cm">
            <draw:object draw:notify-on-update-of-ranges="Sheet1.K3:Sheet1.K4 Sheet1.L1:Sheet1.L1 Sheet1.L3:Sheet1.L4 Sheet1.M1:Sheet1.M1 Sheet1.M3:Sheet1.M4 Sheet1.N1:Sheet1.N1 Sheet1.N3:Sheet1.N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023cm" svg:height="10.138cm" svg:x="33.455cm" svg:y="13.286cm">
            <draw:object draw:notify-on-update-of-ranges="Sheet1.K1:Sheet1.K1 Sheet1.K2:Sheet1.K4 Sheet1.L1:Sheet1.L1 Sheet1.L2:Sheet1.L4 Sheet1.M1:Sheet1.M1 Sheet1.M2:Sheet1.M4 Sheet1.N1:Sheet1.N1 Sheet1.N2:Sheet1.N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.015cm" svg:height="10.135cm" svg:x="33.383cm" svg:y="33.59cm">
            <draw:object draw:notify-on-update-of-ranges="Sheet1.A1:Sheet1.A1 Sheet1.A2:Sheet1.A4 Sheet1.B1:Sheet1.B1 Sheet1.B2:Sheet1.B4 Sheet1.C1:Sheet1.C1 Sheet1.C2:Sheet1.C4 Sheet1.D1:Sheet1.D1 Sheet1.D2:Sheet1.D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42.599cm" svg:y="2.557cm">
            <draw:object draw:notify-on-update-of-ranges="Sheet1.K7:Sheet1.K7 Sheet1.K8:Sheet1.K10 Sheet1.L7:Sheet1.L7 Sheet1.L8:Sheet1.L10 Sheet1.M7:Sheet1.M7 Sheet1.M8:Sheet1.M10 Sheet1.N7:Sheet1.N7 Sheet1.N8:Sheet1.N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6.695cm" svg:y="5.115cm">
            <draw:object draw:notify-on-update-of-ranges="Sheet1.K2:Sheet1.K4 Sheet1.L1:Sheet1.L1 Sheet1.L2:Sheet1.L4 Sheet1.M1:Sheet1.M1 Sheet1.M2:Sheet1.M4 Sheet1.N1:Sheet1.N1 Sheet1.N2:Sheet1.N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.491cm" svg:y="27.846cm">
            <draw:object draw:notify-on-update-of-ranges="Sheet1.C48:Sheet1.C49 Sheet1.D48:Sheet1.I49 Sheet1.C50:Sheet1.C50 Sheet1.D50:Sheet1.I50 Sheet1.C51:Sheet1.C51 Sheet1.D51:Sheet1.I51 Sheet1.C52:Sheet1.C52 Sheet1.D52:Sheet1.I5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84cm" svg:height="9.006cm" svg:x="17.721cm" svg:y="27.744cm">
            <draw:object draw:notify-on-update-of-ranges="Sheet1.C56:Sheet1.C56 Sheet1.C57:Sheet1.C59 Sheet1.D56:Sheet1.D56 Sheet1.D57:Sheet1.D59 Sheet1.E56:Sheet1.E56 Sheet1.E57:Sheet1.E5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ssp</text:p>
          </table:table-cell>
          <table:table-cell office:value-type="string" calcext:value-type="string">
            <text:p>1x32</text:p>
          </table:table-cell>
          <table:table-cell office:value-type="string" calcext:value-type="string">
            <text:p>32x1</text:p>
          </table:table-cell>
          <table:table-cell office:value-type="string" calcext:value-type="string">
            <text:p>32x32</text:p>
          </table:table-cell>
          <table:table-cell table:number-columns-repeated="6"/>
          <table:table-cell office:value-type="string" calcext:value-type="string">
            <text:p>bfs</text:p>
          </table:table-cell>
          <table:table-cell office:value-type="string" calcext:value-type="string">
            <text:p>1 Node, 32 processes</text:p>
          </table:table-cell>
          <table:table-cell office:value-type="string" calcext:value-type="string">
            <text:p>32x1</text:p>
          </table:table-cell>
          <table:table-cell office:value-type="string" calcext:value-type="string">
            <text:p>32x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.3340648" calcext:value-type="float">
            <text:p>32.3340648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float" office:value="11.4359687142857" calcext:value-type="float">
            <text:p>11.4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2556564375" calcext:value-type="float">
            <text:p>8.2556564375</text:p>
          </table:table-cell>
          <table:table-cell office:value-type="float" office:value="5.43984675862069" calcext:value-type="float">
            <text:p>5.43984675862069</text:p>
          </table:table-cell>
          <table:table-cell office:value-type="float" office:value="0.5164231875" calcext:value-type="float">
            <text:p>0.5164231875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style-name="ce1" office:value-type="float" office:value="3.23973023529412" calcext:value-type="float">
            <text:p>3.240</text:p>
          </table:table-cell>
          <table:table-cell table:style-name="ce1" office:value-type="float" office:value="2.09743896774194" calcext:value-type="float">
            <text:p>2.097</text:p>
          </table:table-cell>
          <table:table-cell table:style-name="ce1" office:value-type="float" office:value="0.21425034375" calcext:value-type="float">
            <text:p>0.2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82076640625" calcext:value-type="float">
            <text:p>0.982076640625</text:p>
          </table:table-cell>
          <table:table-cell office:value-type="float" office:value="0.657433578125" calcext:value-type="float">
            <text:p>0.657433578125</text:p>
          </table:table-cell>
          <table:table-cell office:value-type="float" office:value="0.086439046875" calcext:value-type="float">
            <text:p>0.086439046875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style-name="ce1" office:value-type="float" office:value="0.420312234375" calcext:value-type="float">
            <text:p>0.420</text:p>
          </table:table-cell>
          <table:table-cell table:style-name="ce1" office:value-type="float" office:value="0.267694046875" calcext:value-type="float">
            <text:p>0.268</text:p>
          </table:table-cell>
          <table:table-cell table:style-name="ce1" office:value-type="float" office:value="0.036559515625" calcext:value-type="float">
            <text:p>0.037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bfs_custom</text:p>
          </table:table-cell>
          <table:table-cell office:value-type="string" calcext:value-type="string">
            <text:p>1x32</text:p>
          </table:table-cell>
          <table:table-cell office:value-type="string" calcext:value-type="string">
            <text:p>32x1</text:p>
          </table:table-cell>
          <table:table-cell office:value-type="string" calcext:value-type="string">
            <text:p>32x32</text:p>
          </table:table-cell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table:style-name="ce2" office:value-type="float" office:value="3.88414" calcext:value-type="float">
            <text:p>3.884</text:p>
          </table:table-cell>
          <table:table-cell table:style-name="ce2" office:value-type="float" office:value="3.42857" calcext:value-type="float">
            <text:p>3.429</text:p>
          </table:table-cell>
          <table:table-cell table:style-name="ce2" office:value-type="float" office:value="0.654984" calcext:value-type="float">
            <text:p>0.655</text:p>
          </table:table-cell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table:style-name="ce2" office:value-type="float" office:value="0.513913" calcext:value-type="float">
            <text:p>0.514</text:p>
          </table:table-cell>
          <table:table-cell table:style-name="ce2" office:value-type="float" office:value="0.443207" calcext:value-type="float">
            <text:p>0.443</text:p>
          </table:table-cell>
          <table:table-cell table:style-name="ce2" office:value-type="float" office:value="0.144077" calcext:value-type="float">
            <text:p>0.144</text:p>
          </table:table-cell>
        </table:table-row>
        <table:table-row table:style-name="ro1" table:number-rows-repeated="11">
          <table:table-cell table:number-columns-repeated="14"/>
        </table:table-row>
        <table:table-row table:style-name="ro1">
          <table:table-cell office:value-type="string" calcext:value-type="string">
            <text:p>bfs_1x32_23.out </text:p>
          </table:table-cell>
          <table:table-cell office:value-type="float" office:value="0.420312234375" calcext:value-type="float">
            <text:p>0.420312234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fs_1x32_26.out </text:p>
          </table:table-cell>
          <table:table-cell office:value-type="float" office:value="3.23973023529412" calcext:value-type="float">
            <text:p>3.239730235294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fs_32x1_23.out </text:p>
          </table:table-cell>
          <table:table-cell office:value-type="float" office:value="0.267694046875" calcext:value-type="float">
            <text:p>0.267694046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fs_32x1_26.out </text:p>
          </table:table-cell>
          <table:table-cell office:value-type="float" office:value="2.09743896774194" calcext:value-type="float">
            <text:p>2.097438967741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fs_32x32_23.out </text:p>
          </table:table-cell>
          <table:table-cell office:value-type="float" office:value="0.036559515625" calcext:value-type="float">
            <text:p>0.036559515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fs_32x32_26.out </text:p>
          </table:table-cell>
          <table:table-cell office:value-type="float" office:value="0.21425034375" calcext:value-type="float">
            <text:p>0.21425034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aph500_sssp_1x32_sf23.txt </text:p>
          </table:table-cell>
          <table:table-cell office:value-type="float" office:value="0.982076640625" calcext:value-type="float">
            <text:p>0.982076640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aph500_sssp_1x32_sf26.txt </text:p>
          </table:table-cell>
          <table:table-cell office:value-type="float" office:value="8.2556564375" calcext:value-type="float">
            <text:p>8.2556564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aph500_sssp_32x1_sf23.txt </text:p>
          </table:table-cell>
          <table:table-cell office:value-type="float" office:value="0.657433578125" calcext:value-type="float">
            <text:p>0.657433578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aph500_sssp_32x1_sf26.txt </text:p>
          </table:table-cell>
          <table:table-cell office:value-type="float" office:value="5.43984675862069" calcext:value-type="float">
            <text:p>5.439846758620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aph500_sssp_32x32_sf23.txt </text:p>
          </table:table-cell>
          <table:table-cell office:value-type="float" office:value="0.086439046875" calcext:value-type="float">
            <text:p>0.086439046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aph500_sssp_32x32_sf26.txt </text:p>
          </table:table-cell>
          <table:table-cell office:value-type="float" office:value="0.5164231875" calcext:value-type="float">
            <text:p>0.5164231875</text:p>
          </table:table-cell>
          <table:table-cell table:number-columns-repeated="1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bfs</text:p>
          </table:table-cell>
          <table:table-cell office:value-type="string" calcext:value-type="string">
            <text:p>1x32</text:p>
          </table:table-cell>
          <table:table-cell office:value-type="string" calcext:value-type="string">
            <text:p>32x1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1x32</text:p>
          </table:table-cell>
          <table:table-cell office:value-type="string" calcext:value-type="string">
            <text:p>32x1</text:p>
          </table:table-cell>
          <table:table-cell office:value-type="string" calcext:value-type="string">
            <text:p>32x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float" office:value="11.4359687142857" calcext:value-type="float">
            <text:p>11.436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style-name="ce1" office:value-type="float" office:value="3.23973023529412" calcext:value-type="float">
            <text:p>3.240</text:p>
          </table:table-cell>
          <table:table-cell table:style-name="ce1" office:value-type="float" office:value="2.09743896774194" calcext:value-type="float">
            <text:p>2.097</text:p>
          </table:table-cell>
          <table:table-cell table:style-name="ce1" office:value-type="float" office:value="0.21425034375" calcext:value-type="float">
            <text:p>0.214</text:p>
          </table:table-cell>
          <table:table-cell table:style-name="ce2" office:value-type="float" office:value="3.88414" calcext:value-type="float">
            <text:p>3.884</text:p>
          </table:table-cell>
          <table:table-cell table:style-name="ce2" office:value-type="float" office:value="3.42857" calcext:value-type="float">
            <text:p>3.429</text:p>
          </table:table-cell>
          <table:table-cell table:style-name="ce2" office:value-type="float" office:value="0.654984" calcext:value-type="float">
            <text:p>0.6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1" office:value-type="float" office:value="0.420312234375" calcext:value-type="float">
            <text:p>0.420</text:p>
          </table:table-cell>
          <table:table-cell table:style-name="ce1" office:value-type="float" office:value="0.267694046875" calcext:value-type="float">
            <text:p>0.268</text:p>
          </table:table-cell>
          <table:table-cell table:style-name="ce1" office:value-type="float" office:value="0.036559515625" calcext:value-type="float">
            <text:p>0.037</text:p>
          </table:table-cell>
          <table:table-cell table:style-name="ce2" office:value-type="float" office:value="0.513913" calcext:value-type="float">
            <text:p>0.514</text:p>
          </table:table-cell>
          <table:table-cell table:style-name="ce2" office:value-type="float" office:value="0.443207" calcext:value-type="float">
            <text:p>0.443</text:p>
          </table:table-cell>
          <table:table-cell table:style-name="ce2" office:value-type="float" office:value="0.144077" calcext:value-type="float">
            <text:p>0.144</text:p>
          </table:table-cell>
          <table:table-cell table:number-columns-repeated="5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fs</text:p>
          </table:table-cell>
          <table:table-cell table:number-columns-repeated="2" office:value-type="string" calcext:value-type="string">
            <text:p>1x32</text:p>
          </table:table-cell>
          <table:table-cell table:number-columns-repeated="2" office:value-type="string" calcext:value-type="string">
            <text:p>32x1</text:p>
          </table:table-cell>
          <table:table-cell table:number-columns-repeated="2" office:value-type="string" calcext:value-type="string">
            <text:p>32x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4" office:value-type="string" calcext:value-type="string">
            <text:p>-</text:p>
          </table:table-cell>
          <table:table-cell table:style-name="ce1" office:value-type="float" office:value="11.4359687142857" calcext:value-type="float">
            <text:p>11.4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style-name="ce1" office:value-type="float" office:value="3.23973023529412" calcext:value-type="float">
            <text:p>3.240</text:p>
          </table:table-cell>
          <table:table-cell table:style-name="ce2" office:value-type="float" office:value="3.88414" calcext:value-type="float">
            <text:p>3.884</text:p>
          </table:table-cell>
          <table:table-cell table:style-name="ce1" office:value-type="float" office:value="2.09743896774194" calcext:value-type="float">
            <text:p>2.097</text:p>
          </table:table-cell>
          <table:table-cell table:style-name="ce2" office:value-type="float" office:value="3.42857" calcext:value-type="float">
            <text:p>3.429</text:p>
          </table:table-cell>
          <table:table-cell table:style-name="ce1" office:value-type="float" office:value="0.21425034375" calcext:value-type="float">
            <text:p>0.214</text:p>
          </table:table-cell>
          <table:table-cell table:style-name="ce2" office:value-type="float" office:value="0.654984" calcext:value-type="float">
            <text:p>0.6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1" office:value-type="float" office:value="0.420312234375" calcext:value-type="float">
            <text:p>0.420</text:p>
          </table:table-cell>
          <table:table-cell table:style-name="ce2" office:value-type="float" office:value="0.513913" calcext:value-type="float">
            <text:p>0.514</text:p>
          </table:table-cell>
          <table:table-cell table:style-name="ce1" office:value-type="float" office:value="0.267694046875" calcext:value-type="float">
            <text:p>0.268</text:p>
          </table:table-cell>
          <table:table-cell table:style-name="ce2" office:value-type="float" office:value="0.443207" calcext:value-type="float">
            <text:p>0.443</text:p>
          </table:table-cell>
          <table:table-cell table:style-name="ce1" office:value-type="float" office:value="0.036559515625" calcext:value-type="float">
            <text:p>0.037</text:p>
          </table:table-cell>
          <table:table-cell table:style-name="ce2" office:value-type="float" office:value="0.144077" calcext:value-type="float">
            <text:p>0.144</text:p>
          </table:table-cell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x32</text:p>
          </table:table-cell>
          <table:table-cell table:style-name="ce1" office:value-type="float" office:value="0.420312234375" calcext:value-type="float">
            <text:p>0.420</text:p>
          </table:table-cell>
          <table:table-cell table:style-name="ce2" office:value-type="float" office:value="0.513913" calcext:value-type="float">
            <text:p>0.51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32x1</text:p>
          </table:table-cell>
          <table:table-cell table:style-name="ce1" office:value-type="float" office:value="0.267694046875" calcext:value-type="float">
            <text:p>0.268</text:p>
          </table:table-cell>
          <table:table-cell table:style-name="ce2" office:value-type="float" office:value="0.443207" calcext:value-type="float">
            <text:p>0.4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32x32</text:p>
          </table:table-cell>
          <table:table-cell table:style-name="ce1" office:value-type="float" office:value="0.036559515625" calcext:value-type="float">
            <text:p>0.037</text:p>
          </table:table-cell>
          <table:table-cell table:style-name="ce2" office:value-type="float" office:value="0.144077" calcext:value-type="float">
            <text:p>0.14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4" loext:min-decimal-places="4" number:min-integer-digits="1" number:grouping="true"/>
    </number:number-style>
    <number:number-style style:name="N112">
      <number:number number:decimal-places="3" loext:min-decimal-places="3" number:min-integer-digits="1" number:grouping="true"/>
    </number:number-style>
    <number:number-style style:name="N113" number:title="User-defined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21:16:41.861828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15:32:01.182305549</meta:creation-date>
    <dc:date>2021-01-25T06:52:22.292131777</dc:date>
    <meta:editing-duration>PT2H9M59S</meta:editing-duration>
    <meta:editing-cycles>6</meta:editing-cycles>
    <meta:generator>LibreOffice/6.4.7.2$Linux_X86_64 LibreOffice_project/40$Build-2</meta:generator>
    <meta:document-statistic meta:table-count="1" meta:cell-count="140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91cm" svg:height="10.178cm" xlink:href=".." xlink:type="simple" chart:class="chart:bar" chart:style-name="ch1">
        <chart:title svg:x="6.898cm" svg:y="0.339cm" chart:style-name="ch2">
          <text:p>Breadth-First Search</text:p>
        </chart:title>
        <chart:legend chart:legend-position="end" svg:x="13.976cm" svg:y="4.292cm" style:legend-expansion="high" chart:style-name="ch3"/>
        <chart:plot-area chart:style-name="ch4" table:cell-range-address="Sheet1.K3:Sheet1.N4 Sheet1.L1:Sheet1.N1" chart:data-source-has-labels="both" svg:x="1.372cm" svg:y="1.321cm" svg:width="12.243cm" svg:height="7.673cm">
          <chartooo:coordinate-region svg:x="2.47cm" svg:y="1.52cm" svg:width="11.145cm" svg:height="6.827cm"/>
          <chart:axis chart:dimension="x" chart:name="primary-x" chart:style-name="ch5" chartooo:axis-type="auto">
            <chartooo:date-scale/>
            <chart:title svg:x="6.616cm" svg:y="9.197cm" chart:style-name="ch6">
              <text:p>scale factor</text:p>
            </chart:title>
            <chart:categories table:cell-range-address="Sheet1.K3:Sheet1.K4"/>
          </chart:axis>
          <chart:axis chart:dimension="y" chart:name="primary-y" chart:style-name="ch7">
            <chart:title svg:x="0.451cm" svg:y="5.823cm" chart:style-name="ch8">
              <text:p>seconds</text:p>
            </chart:title>
            <chart:grid chart:style-name="ch9" chart:class="major"/>
          </chart:axis>
          <chart:series chart:style-name="ch10" chart:values-cell-range-address="Sheet1.L3:Sheet1.L4" chart:label-cell-address="Sheet1.L1:Sheet1.L1" chart:class="chart:bar">
            <chart:data-point chart:repeated="2"/>
          </chart:series>
          <chart:series chart:style-name="ch11" chart:values-cell-range-address="Sheet1.M3:Sheet1.M4" chart:label-cell-address="Sheet1.M1:Sheet1.M1" chart:class="chart:bar">
            <chart:data-point chart:repeated="2"/>
          </chart:series>
          <chart:series chart:style-name="ch12" chart:values-cell-range-address="Sheet1.N3:Sheet1.N4" chart:label-cell-address="Sheet1.N1:Sheet1.N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, 32 processes</text:p>
                <draw:g>
                  <svg:desc>Sheet1.L1:Sheet1.L1</svg:desc>
                </draw:g>
              </table:table-cell>
              <table:table-cell office:value-type="string">
                <text:p>32x1</text:p>
                <draw:g>
                  <svg:desc>Sheet1.M1:Sheet1.M1</svg:desc>
                </draw:g>
              </table:table-cell>
              <table:table-cell office:value-type="string">
                <text:p>32x32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26">
                <text:p>26</text:p>
                <draw:g>
                  <svg:desc>Sheet1.K3:Sheet1.K4</svg:desc>
                </draw:g>
              </table:table-cell>
              <table:table-cell office:value-type="float" office:value="3.23973023529412">
                <text:p>3.23973023529412</text:p>
                <draw:g>
                  <svg:desc>Sheet1.L3:Sheet1.L4</svg:desc>
                </draw:g>
              </table:table-cell>
              <table:table-cell office:value-type="float" office:value="2.09743896774194">
                <text:p>2.09743896774194</text:p>
                <draw:g>
                  <svg:desc>Sheet1.M3:Sheet1.M4</svg:desc>
                </draw:g>
              </table:table-cell>
              <table:table-cell office:value-type="float" office:value="0.21425034375">
                <text:p>0.21425034375</text:p>
                <draw:g>
                  <svg:desc>Sheet1.N3:Sheet1.N4</svg:desc>
                </draw:g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20312234375">
                <text:p>0.420312234375</text:p>
              </table:table-cell>
              <table:table-cell office:value-type="float" office:value="0.267694046875">
                <text:p>0.267694046875</text:p>
              </table:table-cell>
              <table:table-cell office:value-type="float" office:value="0.036559515625">
                <text:p>0.036559515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3" loext:min-decimal-places="3" number:min-integer-digits="1" number:grouping="true"/>
    </number:number-style>
    <number:number-style style:name="N113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link-data-style-to-source="fals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fals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4cm" svg:height="10.139cm" xlink:href=".." xlink:type="simple" chart:class="chart:bar" chart:style-name="ch1">
        <chart:title svg:x="6.865cm" svg:y="0.338cm" chart:style-name="ch2">
          <text:p>Breadth-First Search</text:p>
        </chart:title>
        <chart:legend chart:legend-position="end" svg:x="13.909cm" svg:y="4.272cm" style:legend-expansion="high" chart:style-name="ch3"/>
        <chart:plot-area chart:style-name="ch4" table:cell-range-address="Sheet1.K1:Sheet1.N4" chart:data-source-has-labels="both" svg:x="1.371cm" svg:y="1.319cm" svg:width="12.178cm" svg:height="7.637cm">
          <chartooo:coordinate-region svg:x="2.654cm" svg:y="1.518cm" svg:width="10.895cm" svg:height="6.791cm"/>
          <chart:axis chart:dimension="x" chart:name="primary-x" chart:style-name="ch5" chartooo:axis-type="auto">
            <chartooo:date-scale/>
            <chart:title svg:x="6.583cm" svg:y="9.158cm" chart:style-name="ch6">
              <text:p>scale factor</text:p>
            </chart:title>
            <chart:categories table:cell-range-address="Sheet1.K2:Sheet1.K4"/>
          </chart:axis>
          <chart:axis chart:dimension="y" chart:name="primary-y" chart:style-name="ch7">
            <chart:title svg:x="0.451cm" svg:y="5.803cm" chart:style-name="ch8">
              <text:p>seconds</text:p>
            </chart:title>
            <chart:grid chart:style-name="ch9" chart:class="major"/>
          </chart:axis>
          <chart:series chart:style-name="ch10" chart:values-cell-range-address="Sheet1.L2:Sheet1.L4" chart:label-cell-address="Sheet1.L1:Sheet1.L1" chart:class="chart:bar">
            <chart:data-point chart:repeated="3"/>
          </chart:series>
          <chart:series chart:style-name="ch11" chart:values-cell-range-address="Sheet1.M2:Sheet1.M4" chart:label-cell-address="Sheet1.M1:Sheet1.M1" chart:class="chart:bar">
            <chart:data-point chart:repeated="3"/>
          </chart:series>
          <chart:series chart:style-name="ch12" chart:values-cell-range-address="Sheet1.N2:Sheet1.N4" chart:label-cell-address="Sheet1.N1:Sheet1.N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, 32 processes</text:p>
                <draw:g>
                  <svg:desc>Sheet1.L1:Sheet1.L1</svg:desc>
                </draw:g>
              </table:table-cell>
              <table:table-cell office:value-type="string">
                <text:p>32x1</text:p>
                <draw:g>
                  <svg:desc>Sheet1.M1:Sheet1.M1</svg:desc>
                </draw:g>
              </table:table-cell>
              <table:table-cell office:value-type="string">
                <text:p>32x32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Sheet1.K2:Sheet1.K4</svg:desc>
                </draw:g>
              </table:table-cell>
              <table:table-cell office:value-type="float" office:value="NaN">
                <text:p>NaN</text:p>
                <draw:g>
                  <svg:desc>Sheet1.L2:Sheet1.L4</svg:desc>
                </draw:g>
              </table:table-cell>
              <table:table-cell office:value-type="float" office:value="NaN">
                <text:p>NaN</text:p>
                <draw:g>
                  <svg:desc>Sheet1.M2:Sheet1.M4</svg:desc>
                </draw:g>
              </table:table-cell>
              <table:table-cell office:value-type="float" office:value="11.4359687142857">
                <text:p>11.4359687142857</text:p>
                <draw:g>
                  <svg:desc>Sheet1.N2:Sheet1.N4</svg:desc>
                </draw:g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.23973023529412">
                <text:p>3.23973023529412</text:p>
              </table:table-cell>
              <table:table-cell office:value-type="float" office:value="2.09743896774194">
                <text:p>2.09743896774194</text:p>
              </table:table-cell>
              <table:table-cell office:value-type="float" office:value="0.21425034375">
                <text:p>0.2142503437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20312234375">
                <text:p>0.420312234375</text:p>
              </table:table-cell>
              <table:table-cell office:value-type="float" office:value="0.267694046875">
                <text:p>0.267694046875</text:p>
              </table:table-cell>
              <table:table-cell office:value-type="float" office:value="0.036559515625">
                <text:p>0.03655951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3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link-data-style-to-source="false" chart:data-label-number="value" chart:data-label-text="false" chart:data-label-symbol="false"/>
      <style:graphic-properties draw:stroke="none" draw:fill-color="#00a933"/>
      <style:text-properties fo:font-size="10pt" style:font-size-asian="10pt" style:font-size-complex="10pt"/>
    </style:style>
    <style:style style:name="ch11" style:family="chart" style:data-style-name="N113">
      <style:chart-properties chart:link-data-style-to-source="false" chart:data-label-number="value" chart:data-label-text="false" chart:data-label-symbol="false" chart:label-position="top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113">
      <style:chart-properties chart:link-data-style-to-source="false" chart:data-label-number="value" chart:data-label-text="false" chart:data-label-symbol="false" chart:label-position="top"/>
      <style:graphic-properties draw:stroke="none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16cm" svg:height="10.136cm" xlink:href=".." xlink:type="simple" chart:class="chart:bar" chart:style-name="ch1">
        <chart:title svg:x="6.014cm" svg:y="0.338cm" chart:style-name="ch2">
          <text:p>Single Source Shortest Paths</text:p>
        </chart:title>
        <chart:legend chart:legend-position="end" svg:x="16.335cm" svg:y="4.271cm" style:legend-expansion="high" chart:style-name="ch3"/>
        <chart:plot-area chart:style-name="ch4" table:cell-range-address="Sheet1.A1:Sheet1.D4" chart:data-source-has-labels="both" svg:x="1.371cm" svg:y="1.319cm" svg:width="14.604cm" svg:height="7.634cm">
          <chartooo:coordinate-region svg:x="1.992cm" svg:y="1.518cm" svg:width="13.983cm" svg:height="6.788cm"/>
          <chart:axis chart:dimension="x" chart:name="primary-x" chart:style-name="ch5" chartooo:axis-type="auto">
            <chartooo:date-scale/>
            <chart:title svg:x="7.796cm" svg:y="9.155cm" chart:style-name="ch6">
              <text:p>scale factor</text:p>
            </chart:title>
            <chart:categories table:cell-range-address="Sheet1.A2:Sheet1.A4"/>
          </chart:axis>
          <chart:axis chart:dimension="y" chart:name="primary-y" chart:style-name="ch7">
            <chart:title svg:x="0.451cm" svg:y="5.802cm" chart:style-name="ch8">
              <text:p>seconds</text:p>
            </chart:title>
            <chart:grid chart:style-name="ch9" chart:class="major"/>
          </chart:axis>
          <chart:series chart:style-name="ch10" chart:values-cell-range-address="Sheet1.B2:Sheet1.B4" chart:label-cell-address="Sheet1.B1:Sheet1.B1" chart:class="chart:bar">
            <chart:data-point chart:repeated="3"/>
          </chart:series>
          <chart:series chart:style-name="ch11" chart:values-cell-range-address="Sheet1.C2:Sheet1.C4" chart:label-cell-address="Sheet1.C1:Sheet1.C1" chart:class="chart:bar">
            <chart:data-point chart:style-name="ch12" chart:repeated="3"/>
          </chart:series>
          <chart:series chart:style-name="ch13" chart:values-cell-range-address="Sheet1.D2:Sheet1.D4" chart:label-cell-address="Sheet1.D1:Sheet1.D1" chart:class="chart:bar">
            <chart:data-point chart:repeated="2"/>
            <chart:data-point chart:style-name="ch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x32</text:p>
                <draw:g>
                  <svg:desc>Sheet1.B1:Sheet1.B1</svg:desc>
                </draw:g>
              </table:table-cell>
              <table:table-cell office:value-type="string">
                <text:p>32x1</text:p>
                <draw:g>
                  <svg:desc>Sheet1.C1:Sheet1.C1</svg:desc>
                </draw:g>
              </table:table-cell>
              <table:table-cell office:value-type="string">
                <text:p>32x32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Sheet1.A2:Sheet1.A4</svg:desc>
                </draw:g>
              </table:table-cell>
              <table:table-cell office:value-type="float" office:value="NaN">
                <text:p>NaN</text:p>
                <draw:g>
                  <svg:desc>Sheet1.B2:Sheet1.B4</svg:desc>
                </draw:g>
              </table:table-cell>
              <table:table-cell office:value-type="float" office:value="NaN">
                <text:p>NaN</text:p>
                <draw:g>
                  <svg:desc>Sheet1.C2:Sheet1.C4</svg:desc>
                </draw:g>
              </table:table-cell>
              <table:table-cell office:value-type="float" office:value="32.3340648">
                <text:p>32.3340648</text:p>
                <draw:g>
                  <svg:desc>Sheet1.D2:Sheet1.D4</svg:desc>
                </draw:g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.2556564375">
                <text:p>8.2556564375</text:p>
              </table:table-cell>
              <table:table-cell office:value-type="float" office:value="5.43984675862069">
                <text:p>5.43984675862069</text:p>
              </table:table-cell>
              <table:table-cell office:value-type="float" office:value="0.5164231875">
                <text:p>0.516423187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82076640625">
                <text:p>0.982076640625</text:p>
              </table:table-cell>
              <table:table-cell office:value-type="float" office:value="0.657433578125">
                <text:p>0.657433578125</text:p>
              </table:table-cell>
              <table:table-cell office:value-type="float" office:value="0.086439046875">
                <text:p>0.086439046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3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3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3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13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53cm" svg:y="0.316cm" chart:style-name="ch2">
          <text:p>Breadth-First Search</text:p>
        </chart:title>
        <chart:subtitle svg:x="7.255cm" svg:y="1.275cm" chart:style-name="ch3">
          <text:p>Custom</text:p>
        </chart:subtitle>
        <chart:legend chart:legend-position="end" svg:x="14.319cm" svg:y="3.703cm" style:legend-expansion="high" chart:style-name="ch4"/>
        <chart:plot-area chart:style-name="ch5" table:cell-range-address="Sheet1.K7:Sheet1.N10" chart:data-source-has-labels="both" svg:x="1.331cm" svg:y="2.138cm" svg:width="12.668cm" svg:height="5.701cm">
          <chartooo:coordinate-region svg:x="2.429cm" svg:y="2.337cm" svg:width="11.57cm" svg:height="4.855cm"/>
          <chart:axis chart:dimension="x" chart:name="primary-x" chart:style-name="ch6" chartooo:axis-type="auto">
            <chartooo:date-scale/>
            <chart:title svg:x="6.788cm" svg:y="8.019cm" chart:style-name="ch7">
              <text:p>scale factor</text:p>
            </chart:title>
            <chart:categories table:cell-range-address="Sheet1.K8:Sheet1.K10"/>
          </chart:axis>
          <chart:axis chart:dimension="y" chart:name="primary-y" chart:style-name="ch8">
            <chart:title svg:x="0.451cm" svg:y="5.654cm" chart:style-name="ch9">
              <text:p>seconds</text:p>
            </chart:title>
            <chart:grid chart:style-name="ch10" chart:class="major"/>
          </chart:axis>
          <chart:series chart:style-name="ch11" chart:values-cell-range-address="Sheet1.L8:Sheet1.L10" chart:label-cell-address="Sheet1.L7:Sheet1.L7" chart:class="chart:bar">
            <chart:data-point chart:repeated="3"/>
          </chart:series>
          <chart:series chart:style-name="ch12" chart:values-cell-range-address="Sheet1.M8:Sheet1.M10" chart:label-cell-address="Sheet1.M7:Sheet1.M7" chart:class="chart:bar">
            <chart:data-point chart:repeated="3"/>
          </chart:series>
          <chart:series chart:style-name="ch13" chart:values-cell-range-address="Sheet1.N8:Sheet1.N10" chart:label-cell-address="Sheet1.N7:Sheet1.N7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x32</text:p>
                <draw:g>
                  <svg:desc>Sheet1.L7:Sheet1.L7</svg:desc>
                </draw:g>
              </table:table-cell>
              <table:table-cell office:value-type="string">
                <text:p>32x1</text:p>
                <draw:g>
                  <svg:desc>Sheet1.M7:Sheet1.M7</svg:desc>
                </draw:g>
              </table:table-cell>
              <table:table-cell office:value-type="string">
                <text:p>32x32</text:p>
                <draw:g>
                  <svg:desc>Sheet1.N7:Sheet1.N7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Sheet1.K8:Sheet1.K10</svg:desc>
                </draw:g>
              </table:table-cell>
              <table:table-cell office:value-type="float" office:value="NaN">
                <text:p>NaN</text:p>
                <draw:g>
                  <svg:desc>Sheet1.L8:Sheet1.L10</svg:desc>
                </draw:g>
              </table:table-cell>
              <table:table-cell office:value-type="float" office:value="NaN">
                <text:p>NaN</text:p>
                <draw:g>
                  <svg:desc>Sheet1.M8:Sheet1.M10</svg:desc>
                </draw:g>
              </table:table-cell>
              <table:table-cell office:value-type="float" office:value="NaN">
                <text:p>NaN</text:p>
                <draw:g>
                  <svg:desc>Sheet1.N8:Sheet1.N10</svg:desc>
                </draw:g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.88414">
                <text:p>3.88414</text:p>
              </table:table-cell>
              <table:table-cell office:value-type="float" office:value="3.42857">
                <text:p>3.42857</text:p>
              </table:table-cell>
              <table:table-cell office:value-type="float" office:value="0.654984">
                <text:p>0.65498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13913">
                <text:p>0.513913</text:p>
              </table:table-cell>
              <table:table-cell office:value-type="float" office:value="0.443207">
                <text:p>0.443207</text:p>
              </table:table-cell>
              <table:table-cell office:value-type="float" office:value="0.144077">
                <text:p>0.1440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96cm" svg:y="3.703cm" style:legend-expansion="high" chart:style-name="ch2"/>
        <chart:plot-area chart:style-name="ch3" table:cell-range-address="Sheet1.K1:Sheet1.N4" chart:data-source-has-labels="both" svg:x="0.32cm" svg:y="0.18cm" svg:width="10.656cm" svg:height="8.64cm">
          <chartooo:coordinate-region svg:x="1.603cm" svg:y="0.379cm" svg:width="9.186cm" svg:height="7.794cm"/>
          <chart:axis chart:dimension="x" chart:name="primary-x" chart:style-name="ch4" chartooo:axis-type="auto">
            <chartooo:date-scale/>
            <chart:categories table:cell-range-address="Sheet1.K2:Sheet1.K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L4" chart:label-cell-address="Sheet1.L1:Sheet1.L1" chart:class="chart:line">
            <chart:data-point chart:repeated="3"/>
          </chart:series>
          <chart:series chart:style-name="ch8" chart:values-cell-range-address="Sheet1.M2:Sheet1.M4" chart:label-cell-address="Sheet1.M1:Sheet1.M1" chart:class="chart:line">
            <chart:data-point chart:repeated="3"/>
          </chart:series>
          <chart:series chart:style-name="ch9" chart:values-cell-range-address="Sheet1.N2:Sheet1.N4" chart:label-cell-address="Sheet1.N1:Sheet1.N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, 32 processes</text:p>
                <draw:g>
                  <svg:desc>Sheet1.L1:Sheet1.L1</svg:desc>
                </draw:g>
              </table:table-cell>
              <table:table-cell office:value-type="string">
                <text:p>32x1</text:p>
                <draw:g>
                  <svg:desc>Sheet1.M1:Sheet1.M1</svg:desc>
                </draw:g>
              </table:table-cell>
              <table:table-cell office:value-type="string">
                <text:p>32x32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Sheet1.K2:Sheet1.K4</svg:desc>
                </draw:g>
              </table:table-cell>
              <table:table-cell office:value-type="float" office:value="NaN">
                <text:p>NaN</text:p>
                <draw:g>
                  <svg:desc>Sheet1.L2:Sheet1.L4</svg:desc>
                </draw:g>
              </table:table-cell>
              <table:table-cell office:value-type="float" office:value="NaN">
                <text:p>NaN</text:p>
                <draw:g>
                  <svg:desc>Sheet1.M2:Sheet1.M4</svg:desc>
                </draw:g>
              </table:table-cell>
              <table:table-cell office:value-type="float" office:value="11.4359687142857">
                <text:p>11.4359687142857</text:p>
                <draw:g>
                  <svg:desc>Sheet1.N2:Sheet1.N4</svg:desc>
                </draw:g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.23973023529412">
                <text:p>3.23973023529412</text:p>
              </table:table-cell>
              <table:table-cell office:value-type="float" office:value="2.09743896774194">
                <text:p>2.09743896774194</text:p>
              </table:table-cell>
              <table:table-cell office:value-type="float" office:value="0.21425034375">
                <text:p>0.2142503437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20312234375">
                <text:p>0.420312234375</text:p>
              </table:table-cell>
              <table:table-cell office:value-type="float" office:value="0.267694046875">
                <text:p>0.267694046875</text:p>
              </table:table-cell>
              <table:table-cell office:value-type="float" office:value="0.036559515625">
                <text:p>0.03655951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3.703cm" style:legend-expansion="high" chart:style-name="ch2"/>
        <chart:plot-area chart:style-name="ch3" table:cell-range-address="Sheet1.C48:Sheet1.I52" chart:data-source-has-labels="both" svg:x="0.32cm" svg:y="0.18cm" svg:width="14.235cm" svg:height="8.64cm">
          <chartooo:coordinate-region svg:x="1.534cm" svg:y="0.379cm" svg:width="12.952cm" svg:height="7.396cm"/>
          <chart:axis chart:dimension="x" chart:name="primary-x" chart:style-name="ch4" chartooo:axis-type="auto">
            <chartooo:date-scale/>
            <chart:categories table:cell-range-address="Sheet1.D48:Sheet1.I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50:Sheet1.I50" chart:label-cell-address="Sheet1.C50:Sheet1.C50" chart:class="chart:bar">
            <chart:data-point chart:repeated="6"/>
          </chart:series>
          <chart:series chart:style-name="ch8" chart:values-cell-range-address="Sheet1.D51:Sheet1.I51" chart:label-cell-address="Sheet1.C51:Sheet1.C51" chart:class="chart:bar">
            <chart:data-point chart:repeated="6"/>
          </chart:series>
          <chart:series chart:style-name="ch9" chart:values-cell-range-address="Sheet1.D52:Sheet1.I52" chart:label-cell-address="Sheet1.C52:Sheet1.C5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 1x32</text:p>
                <text:list>
                  <text:list-item>
                    <text:p>r</text:p>
                  </text:list-item>
                  <text:list-item>
                    <text:p>1x32</text:p>
                  </text:list-item>
                </text:list>
                <draw:g>
                  <svg:desc>Sheet1.D48:Sheet1.I49</svg:desc>
                </draw:g>
              </table:table-cell>
              <table:table-cell office:value-type="string">
                <text:p>c 1x32</text:p>
                <text:list>
                  <text:list-item>
                    <text:p>c</text:p>
                  </text:list-item>
                  <text:list-item>
                    <text:p>1x32</text:p>
                  </text:list-item>
                </text:list>
              </table:table-cell>
              <table:table-cell office:value-type="string">
                <text:p>r 32x1</text:p>
                <text:list>
                  <text:list-item>
                    <text:p>r</text:p>
                  </text:list-item>
                  <text:list-item>
                    <text:p>32x1</text:p>
                  </text:list-item>
                </text:list>
              </table:table-cell>
              <table:table-cell office:value-type="string">
                <text:p>c 32x1</text:p>
                <text:list>
                  <text:list-item>
                    <text:p>c</text:p>
                  </text:list-item>
                  <text:list-item>
                    <text:p>32x1</text:p>
                  </text:list-item>
                </text:list>
              </table:table-cell>
              <table:table-cell office:value-type="string">
                <text:p>r 32x32</text:p>
                <text:list>
                  <text:list-item>
                    <text:p>r</text:p>
                  </text:list-item>
                  <text:list-item>
                    <text:p>32x32</text:p>
                  </text:list-item>
                </text:list>
              </table:table-cell>
              <table:table-cell office:value-type="string">
                <text:p>c 32x32</text:p>
                <text:list>
                  <text:list-item>
                    <text:p>c</text:p>
                  </text:list-item>
                  <text:list-item>
                    <text:p>32x32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32</text:p>
                <draw:g>
                  <svg:desc>Sheet1.C50:Sheet1.C50</svg:desc>
                </draw:g>
              </table:table-cell>
              <table:table-cell office:value-type="float" office:value="NaN">
                <text:p>NaN</text:p>
                <draw:g>
                  <svg:desc>Sheet1.D50:Sheet1.I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359687142857">
                <text:p>11.435968714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  <draw:g>
                  <svg:desc>Sheet1.C51:Sheet1.C51</svg:desc>
                </draw:g>
              </table:table-cell>
              <table:table-cell office:value-type="float" office:value="3.23973023529412">
                <text:p>3.23973023529412</text:p>
                <draw:g>
                  <svg:desc>Sheet1.D51:Sheet1.I51</svg:desc>
                </draw:g>
              </table:table-cell>
              <table:table-cell office:value-type="float" office:value="3.88414">
                <text:p>3.88414</text:p>
              </table:table-cell>
              <table:table-cell office:value-type="float" office:value="2.09743896774194">
                <text:p>2.09743896774194</text:p>
              </table:table-cell>
              <table:table-cell office:value-type="float" office:value="3.42857">
                <text:p>3.42857</text:p>
              </table:table-cell>
              <table:table-cell office:value-type="float" office:value="0.21425034375">
                <text:p>0.21425034375</text:p>
              </table:table-cell>
              <table:table-cell office:value-type="float" office:value="0.654984">
                <text:p>0.654984</text:p>
              </table:table-cell>
            </table:table-row>
            <table:table-row>
              <table:table-cell office:value-type="string">
                <text:p>23</text:p>
                <draw:g>
                  <svg:desc>Sheet1.C52:Sheet1.C52</svg:desc>
                </draw:g>
              </table:table-cell>
              <table:table-cell office:value-type="float" office:value="0.420312234375">
                <text:p>0.420312234375</text:p>
                <draw:g>
                  <svg:desc>Sheet1.D52:Sheet1.I52</svg:desc>
                </draw:g>
              </table:table-cell>
              <table:table-cell office:value-type="float" office:value="0.513913">
                <text:p>0.513913</text:p>
              </table:table-cell>
              <table:table-cell office:value-type="float" office:value="0.267694046875">
                <text:p>0.267694046875</text:p>
              </table:table-cell>
              <table:table-cell office:value-type="float" office:value="0.443207">
                <text:p>0.443207</text:p>
              </table:table-cell>
              <table:table-cell office:value-type="float" office:value="0.036559515625">
                <text:p>0.036559515625</text:p>
              </table:table-cell>
              <table:table-cell office:value-type="float" office:value="0.144077">
                <text:p>0.1440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3" loext:min-decimal-places="3" number:min-integer-digits="1" number:grouping="true"/>
    </number:number-style>
    <number:number-style style:name="N113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.007cm" xlink:href=".." xlink:type="simple" chart:class="chart:bar" chart:style-name="ch1">
        <chart:legend chart:legend-position="end" svg:x="15.045cm" svg:y="3.955cm" style:legend-expansion="high" chart:style-name="ch2"/>
        <chart:plot-area chart:style-name="ch3" table:cell-range-address="Sheet1.C56:Sheet1.E59" chart:data-source-has-labels="both" svg:x="0.319cm" svg:y="0.18cm" svg:width="14.407cm" svg:height="8.647cm">
          <chartooo:coordinate-region svg:x="1.417cm" svg:y="0.38cm" svg:width="13.309cm" svg:height="7.8cm"/>
          <chart:axis chart:dimension="x" chart:name="primary-x" chart:style-name="ch4" chartooo:axis-type="auto">
            <chartooo:date-scale/>
            <chart:categories table:cell-range-address="Sheet1.C57:Sheet1.C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57:Sheet1.D59" chart:label-cell-address="Sheet1.D56:Sheet1.D56" chart:class="chart:bar">
            <chart:data-point chart:repeated="3"/>
          </chart:series>
          <chart:series chart:style-name="ch8" chart:values-cell-range-address="Sheet1.E57:Sheet1.E59" chart:label-cell-address="Sheet1.E56:Sheet1.E56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1.D56:Sheet1.D56</svg:desc>
                </draw:g>
              </table:table-cell>
              <table:table-cell office:value-type="string">
                <text:p>c</text:p>
                <draw:g>
                  <svg:desc>Sheet1.E56:Sheet1.E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x32</text:p>
                <draw:g>
                  <svg:desc>Sheet1.C57:Sheet1.C59</svg:desc>
                </draw:g>
              </table:table-cell>
              <table:table-cell office:value-type="float" office:value="0.420312234375">
                <text:p>0.420312234375</text:p>
                <draw:g>
                  <svg:desc>Sheet1.D57:Sheet1.D59</svg:desc>
                </draw:g>
              </table:table-cell>
              <table:table-cell office:value-type="float" office:value="0.513913">
                <text:p>0.513913</text:p>
                <draw:g>
                  <svg:desc>Sheet1.E57:Sheet1.E59</svg:desc>
                </draw:g>
              </table:table-cell>
            </table:table-row>
            <table:table-row>
              <table:table-cell office:value-type="string">
                <text:p>32x1</text:p>
              </table:table-cell>
              <table:table-cell office:value-type="float" office:value="0.267694046875">
                <text:p>0.267694046875</text:p>
              </table:table-cell>
              <table:table-cell office:value-type="float" office:value="0.443207">
                <text:p>0.443207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0.036559515625">
                <text:p>0.036559515625</text:p>
              </table:table-cell>
              <table:table-cell office:value-type="float" office:value="0.144077">
                <text:p>0.14407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